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melComponent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melComponent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melComponent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CamelSpringDeployer.getXmlPreProcessors( String serviceUnitRoo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melComponentFactoryBean.setBundleContext( BundleContext bundle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sgiCamelSpringDeployer.OsgiCamelSpringDeployer( CamelJb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ClassLoaderXmlPreprocessor.getParentClassLoader( SpringApplicationContext application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amelComponentFactoryBean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CamelJbiComponent.createServiceUni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sgiClassLoaderXmlPreprocessor.OsgiClassLoaderXmlPreprocessor( File root , ServiceMix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